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ccff" svg:stroke-opacity="50%" draw:fill="solid" draw:fill-color="#808080" draw:opacity="100%" draw:textarea-horizontal-align="justify" draw:textarea-vertical-align="middle" draw:auto-grow-height="false" fo:min-height="33.359cm" fo:min-width="60.849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712cm" fo:padding-top="0.2cm" fo:padding-bottom="0.2cm" fo:padding-left="0.325cm" fo:padding-right="0.325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66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.423cm" fo:padding-top="0.2cm" fo:padding-bottom="0.2cm" fo:padding-left="0.325cm" fo:padding-right="0.325cm"/>
      <style:paragraph-properties style:writing-mode="lr-tb"/>
    </style:style>
    <style:style style:name="gr14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39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743cm" fo:padding-top="0.2cm" fo:padding-bottom="0.2cm" fo:padding-left="0.325cm" fo:padding-right="0.325cm"/>
      <style:paragraph-properties style:writing-mode="lr-tb"/>
    </style:style>
    <style:style style:name="gr16" style:family="graphic" style:parent-style-name="objectwithoutfill">
      <style:graphic-properties svg:stroke-width="0.102cm" svg:stroke-color="#66cc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solid" draw:stroke-dash="Fine_20_Dashed" svg:stroke-width="0.102cm" svg:stroke-color="#ff99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solid" draw:stroke-dash="Fine_20_Dotted" svg:stroke-width="0.102cm" svg:stroke-color="#ff99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ff99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ffffcc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ff950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102cm" svg:stroke-color="#33ff99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svg:stroke-color="#66cc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92cm" fo:padding-top="0.175cm" fo:padding-bottom="0.175cm" fo:padding-left="0.3cm" fo:padding-right="0.3cm"/>
      <style:paragraph-properties style:writing-mode="lr-tb"/>
    </style:style>
    <style:style style:name="gr26" style:family="graphic" style:parent-style-name="objectwithoutfill">
      <style:graphic-properties svg:stroke-width="0.102cm" svg:stroke-color="#55308d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a1467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dc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7" style:family="paragraph">
      <loext:graphic-properties draw:fill="solid" draw:fill-color="#cccccc" draw:opacity="100%"/>
      <style:paragraph-properties fo:text-align="center" style:writing-mode="lr-tb"/>
    </style:style>
    <style:style style:name="P8" style:family="paragraph">
      <loext:graphic-properties draw:fill="solid" draw:fill-color="#ff6600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66ccff" loext:opacity="100%" fo:font-size="18pt"/>
    </style:style>
    <style:style style:name="T2" style:family="text">
      <style:text-properties fo:color="#ffcc00" loext:opacity="100%" fo:font-size="18pt"/>
    </style:style>
    <style:style style:name="T3" style:family="text">
      <style:text-properties fo:color="#66ccff" loext:opacity="100%" style:text-position="super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1.349cm" svg:height="33.609cm" svg:x="-0.024cm" svg:y="0.411cm">
          <draw:glue-point draw:id="4" svg:x="-3.254cm" svg:y="-2.555cm"/>
          <draw:glue-point draw:id="5" svg:x="-2.357cm" svg:y="2.224cm"/>
          <draw:glue-point draw:id="6" svg:x="-2.601cm" svg:y="1.885cm"/>
          <draw:glue-point draw:id="7" svg:x="-2.324cm" svg:y="1.877cm" draw:escape-direction="down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32cm" svg:height="2.12cm" svg:x="1.6cm" svg:y="4.566cm">
          <text:p text:style-name="P2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" draw:text-style-name="P5" xml:id="id21" draw:id="id21" draw:layer="layout" svg:width="4.977cm" svg:height="1.062cm" svg:x="5.648cm" svg:y="3.789cm">
          <draw:text-box>
            <text:p text:style-name="P4"><text:span text:style-name="T1">Library Electric</text:span></text:p>
          </draw:text-box>
          <draw:glue-point draw:id="4" svg:x="4.952cm" svg:y="-2.608cm"/>
        </draw:frame>
        <draw:frame draw:style-name="gr4" draw:text-style-name="P6" xml:id="id2" draw:id="id2" draw:layer="layout" svg:width="6.096cm" svg:height="1.112cm" svg:x="35.095cm" svg:y="6.179cm">
          <draw:text-box>
            <text:p text:style-name="P4"><text:span text:style-name="T2">Dining Hall Energy</text:span></text:p>
          </draw:text-box>
        </draw:frame>
        <draw:frame draw:style-name="gr4" draw:text-style-name="P6" xml:id="id5" draw:id="id5" draw:layer="layout" svg:width="4.572cm" svg:height="1.112cm" svg:x="47.495cm" svg:y="10.435cm">
          <draw:text-box>
            <text:p text:style-name="P4"><text:span text:style-name="T2">Dining Hall All</text:span></text:p>
          </draw:text-box>
        </draw:frame>
        <draw:frame draw:style-name="gr5" draw:text-style-name="P7" draw:layer="layout" svg:width="2.54cm" svg:height="1.799cm" svg:x="1.219cm" svg:y="10.026cm">
          <draw:text-box>
            <text:p text:style-name="P4">Dining Hall</text:p>
          </draw:text-box>
        </draw:frame>
        <draw:frame draw:style-name="gr6" draw:text-style-name="P5" xml:id="id1" draw:id="id1" draw:layer="layout" svg:width="6.374cm" svg:height="1.062cm" svg:x="5.621cm" svg:y="8.037cm">
          <draw:text-box>
            <text:p text:style-name="P4"><text:span text:style-name="T1">Dining Hall Electric</text:span></text:p>
          </draw:text-box>
        </draw:frame>
        <draw:frame draw:style-name="gr7" draw:text-style-name="P5" xml:id="id3" draw:id="id3" draw:layer="layout" svg:width="6.374cm" svg:height="1.062cm" svg:x="5.497cm" svg:y="9.688cm">
          <draw:text-box>
            <text:p text:style-name="P4"><text:span text:style-name="T1">Dining Hall Gas</text:span></text:p>
          </draw:text-box>
        </draw:frame>
        <draw:frame draw:style-name="gr7" draw:text-style-name="P5" xml:id="id4" draw:id="id4" draw:layer="layout" svg:width="6.374cm" svg:height="1.062cm" svg:x="5.521cm" svg:y="11.585cm">
          <draw:text-box>
            <text:p text:style-name="P4"><text:span text:style-name="T1">Dining Hall Water</text:span></text:p>
          </draw:text-box>
        </draw:frame>
        <draw:g>
          <draw:frame draw:style-name="gr8" draw:text-style-name="P8" draw:layer="layout" svg:width="4.026cm" svg:height="1.128cm" svg:x="0.684cm" svg:y="27.944cm">
            <draw:text-box>
              <text:p text:style-name="P4">Great Dorm</text:p>
            </draw:text-box>
          </draw:frame>
          <draw:frame draw:style-name="gr9" draw:text-style-name="P8" draw:layer="layout" svg:width="1.047cm" svg:height="2.416cm" svg:x="3.663cm" svg:y="25.552cm">
            <draw:text-box>
              <text:p/>
            </draw:text-box>
          </draw:frame>
        </draw:g>
        <draw:frame draw:style-name="gr10" draw:text-style-name="P5" xml:id="id6" draw:id="id6" draw:layer="layout" svg:width="8.636cm" svg:height="1.143cm" svg:x="5.399cm" svg:y="25.874cm">
          <draw:text-box>
            <text:p text:style-name="P4"><text:span text:style-name="T1">Great Dorm 1</text:span><text:span text:style-name="T3">st</text:span><text:span text:style-name="T1"> floor Electric</text:span></text:p>
          </draw:text-box>
        </draw:frame>
        <draw:frame draw:style-name="gr10" draw:text-style-name="P5" xml:id="id8" draw:id="id8" draw:layer="layout" svg:width="8.636cm" svg:height="1.143cm" svg:x="5.399cm" svg:y="27.652cm">
          <draw:text-box>
            <text:p text:style-name="P4"><text:span text:style-name="T1">Great Dorm 2</text:span><text:span text:style-name="T3">nd</text:span><text:span text:style-name="T1"> floor Electric</text:span></text:p>
          </draw:text-box>
        </draw:frame>
        <draw:frame draw:style-name="gr10" draw:text-style-name="P5" xml:id="id10" draw:id="id10" draw:layer="layout" svg:width="8.636cm" svg:height="1.143cm" svg:x="5.38cm" svg:y="24.096cm">
          <draw:text-box>
            <text:p text:style-name="P4"><text:span text:style-name="T1">Great Dorm Gas</text:span></text:p>
          </draw:text-box>
        </draw:frame>
        <draw:frame draw:style-name="gr10" draw:text-style-name="P5" xml:id="id11" draw:id="id11" draw:layer="layout" svg:width="8.636cm" svg:height="1.143cm" svg:x="5.426cm" svg:y="29.522cm">
          <draw:text-box>
            <text:p text:style-name="P4"><text:span text:style-name="T1">Great Dorm Water</text:span></text:p>
          </draw:text-box>
        </draw:frame>
        <draw:frame draw:style-name="gr4" draw:text-style-name="P6" xml:id="id12" draw:id="id12" draw:layer="layout" svg:width="4.826cm" svg:height="1.112cm" svg:x="48.249cm" svg:y="29.557cm">
          <draw:text-box>
            <text:p text:style-name="P4"><text:span text:style-name="T2">Great Dorm All</text:span></text:p>
          </draw:text-box>
        </draw:frame>
        <draw:frame draw:style-name="gr4" draw:text-style-name="P6" xml:id="id9" draw:id="id9" draw:layer="layout" svg:width="6.204cm" svg:height="1.112cm" svg:x="37.876cm" svg:y="22.943cm">
          <draw:text-box>
            <text:p text:style-name="P4"><text:span text:style-name="T2">Great Dorm Energy</text:span></text:p>
          </draw:text-box>
        </draw:frame>
        <draw:frame draw:style-name="gr4" draw:text-style-name="P6" xml:id="id7" draw:id="id7" draw:layer="layout" svg:width="6.35cm" svg:height="1.112cm" svg:x="16.332cm" svg:y="26.685cm">
          <draw:text-box>
            <text:p text:style-name="P4"><text:span text:style-name="T2">Great Dorm Electric</text:span></text:p>
          </draw:text-box>
        </draw:frame>
        <draw:frame draw:style-name="gr11" draw:text-style-name="P7" draw:layer="layout" svg:width="3.556cm" svg:height="2.519cm" svg:x="0.792cm" svg:y="18.093cm">
          <draw:text-box>
            <text:p text:style-name="P4">Theater</text:p>
          </draw:text-box>
        </draw:frame>
        <draw:frame draw:style-name="gr3" draw:text-style-name="P5" xml:id="id17" draw:id="id17" draw:layer="layout" svg:width="7.136cm" svg:height="1.062cm" svg:x="5.41cm" svg:y="17.227cm">
          <draw:text-box>
            <text:p text:style-name="P4"><text:span text:style-name="T1">Theater Gas</text:span></text:p>
          </draw:text-box>
        </draw:frame>
        <draw:frame draw:style-name="gr12" draw:text-style-name="P5" draw:layer="layout" svg:width="7.009cm" svg:height="1.216cm" svg:x="5.41cm" svg:y="20.964cm">
          <draw:text-box>
            <text:p text:style-name="P4"><text:span text:style-name="T1">Theater Temperature</text:span></text:p>
          </draw:text-box>
        </draw:frame>
        <draw:frame draw:style-name="gr4" draw:text-style-name="P6" xml:id="id16" draw:id="id16" draw:layer="layout" svg:width="5.207cm" svg:height="1.112cm" svg:x="36.906cm" svg:y="17.354cm">
          <draw:text-box>
            <text:p text:style-name="P4"><text:span text:style-name="T2"><text:s/></text:span><text:span text:style-name="T2">Theater Energy</text:span></text:p>
          </draw:text-box>
        </draw:frame>
        <draw:frame draw:style-name="gr4" draw:text-style-name="P6" xml:id="id18" draw:id="id18" draw:layer="layout" svg:width="4.318cm" svg:height="1.112cm" svg:x="47.722cm" svg:y="15.957cm">
          <draw:text-box>
            <text:p text:style-name="P4"><text:span text:style-name="T2"><text:s/></text:span><text:span text:style-name="T2">Theater All</text:span></text:p>
          </draw:text-box>
        </draw:frame>
        <draw:frame draw:style-name="gr13" draw:text-style-name="P6" xml:id="id23" draw:id="id23" draw:layer="layout" svg:width="7.112cm" svg:height="1.823cm" svg:x="13.595cm" svg:y="13.626cm">
          <draw:text-box>
            <text:p text:style-name="P4"><text:span text:style-name="T2"><text:s/></text:span><text:span text:style-name="T2">Dining Hall &amp; Theater Elec. Power</text:span></text:p>
          </draw:text-box>
        </draw:frame>
        <draw:frame draw:style-name="gr12" draw:text-style-name="P5" xml:id="id22" draw:id="id22" draw:layer="layout" svg:width="6.882cm" svg:height="1.216cm" svg:x="5.394cm" svg:y="15.122cm">
          <draw:text-box>
            <text:p text:style-name="P4"><text:span text:style-name="T1">Theater Elec. Power</text:span></text:p>
          </draw:text-box>
        </draw:frame>
        <draw:frame draw:style-name="gr14" draw:text-style-name="P5" xml:id="id24" draw:id="id24" draw:layer="layout" svg:width="7.366cm" svg:height="1.189cm" svg:x="5.367cm" svg:y="13.163cm">
          <draw:text-box>
            <text:p text:style-name="P4"><text:span text:style-name="T1">Dining Hall Elec. Power</text:span></text:p>
          </draw:text-box>
        </draw:frame>
        <draw:frame draw:style-name="gr15" draw:text-style-name="P6" xml:id="id13" draw:id="id13" draw:layer="layout" svg:width="4.223cm" svg:height="1.143cm" svg:x="55.991cm" svg:y="19.005cm">
          <draw:text-box>
            <text:p text:style-name="P4"><text:span text:style-name="T2">Campus All</text:span></text:p>
          </draw:text-box>
        </draw:frame>
        <draw:connector draw:style-name="gr16" draw:text-style-name="P9" draw:layer="layout" draw:line-skew="-9.579cm" svg:x1="11.995cm" svg:y1="8.568cm" svg:x2="35.095cm" svg:y2="6.735cm" draw:start-shape="id1" draw:start-glue-point="1" draw:end-shape="id2" draw:end-glue-point="3" svg:d="M11995 8568h1959v-1833h21141" svg:viewBox="0 0 23101 1834">
          <text:p/>
        </draw:connector>
        <draw:connector draw:style-name="gr16" draw:text-style-name="P9" draw:layer="layout" draw:type="curve" draw:line-skew="-5.363cm" svg:x1="11.871cm" svg:y1="10.219cm" svg:x2="35.095cm" svg:y2="6.735cm" draw:start-shape="id3" draw:start-glue-point="1" draw:end-shape="id2" draw:end-glue-point="3" svg:d="M11871 10219c9355 0-2256-3484 23224-3484" svg:viewBox="0 0 23225 3485">
          <text:p/>
        </draw:connector>
        <draw:connector draw:style-name="gr17" draw:text-style-name="P9" draw:layer="layout" svg:x1="8.708cm" svg:y1="11.585cm" svg:x2="47.495cm" svg:y2="10.991cm" draw:start-shape="id4" draw:start-glue-point="0" draw:end-shape="id5" draw:end-glue-point="3" svg:d="M8708 11585v-594h38787" svg:viewBox="0 0 38788 595">
          <text:p/>
        </draw:connector>
        <draw:connector draw:style-name="gr18" draw:text-style-name="P9" draw:layer="layout" draw:line-skew="2.123cm" svg:x1="41.191cm" svg:y1="6.735cm" svg:x2="47.495cm" svg:y2="10.991cm" draw:start-shape="id2" draw:start-glue-point="1" draw:end-shape="id5" draw:end-glue-point="3" svg:d="M41191 6735h5275v4256h1029" svg:viewBox="0 0 6305 4257">
          <text:p/>
        </draw:connector>
        <draw:connector draw:style-name="gr19" draw:text-style-name="P9" draw:layer="layout" svg:x1="14.035cm" svg:y1="26.445cm" svg:x2="16.332cm" svg:y2="27.241cm" draw:start-shape="id6" draw:start-glue-point="1" draw:end-shape="id7" draw:end-glue-point="3" svg:d="M14035 26445h1136v796h1161" svg:viewBox="0 0 2298 797">
          <text:p/>
        </draw:connector>
        <draw:connector draw:style-name="gr19" draw:text-style-name="P9" draw:layer="layout" svg:x1="14.035cm" svg:y1="28.223cm" svg:x2="16.332cm" svg:y2="27.241cm" draw:start-shape="id8" draw:start-glue-point="1" draw:end-shape="id7" draw:end-glue-point="3" svg:d="M14035 28223h1136v-982h1161" svg:viewBox="0 0 2298 983">
          <text:p/>
        </draw:connector>
        <draw:connector draw:style-name="gr16" draw:text-style-name="P9" draw:layer="layout" svg:x1="19.507cm" svg:y1="26.685cm" svg:x2="40.978cm" svg:y2="24.055cm" draw:start-shape="id7" draw:start-glue-point="0" draw:end-shape="id9" draw:end-glue-point="2" svg:d="M19507 26685v-1315h21471v-1315" svg:viewBox="0 0 21472 2631">
          <text:p/>
        </draw:connector>
        <draw:connector draw:style-name="gr16" draw:text-style-name="P9" draw:layer="layout" svg:x1="9.698cm" svg:y1="24.096cm" svg:x2="37.876cm" svg:y2="23.499cm" draw:start-shape="id10" draw:start-glue-point="0" draw:end-shape="id9" draw:end-glue-point="3" svg:d="M9698 24096v-597h28178" svg:viewBox="0 0 28179 598">
          <text:p/>
        </draw:connector>
        <draw:connector draw:style-name="gr20" draw:text-style-name="P9" draw:layer="layout" svg:x1="14.062cm" svg:y1="30.093cm" svg:x2="48.249cm" svg:y2="30.113cm" draw:start-shape="id11" draw:start-glue-point="1" draw:end-shape="id12" draw:end-glue-point="3" svg:d="M14062 30093h17081v20h17106" svg:viewBox="0 0 34188 21">
          <text:p/>
        </draw:connector>
        <draw:connector draw:style-name="gr20" draw:text-style-name="P9" draw:layer="layout" svg:x1="44.08cm" svg:y1="23.499cm" svg:x2="48.249cm" svg:y2="30.113cm" draw:start-shape="id9" draw:start-glue-point="1" draw:end-shape="id12" draw:end-glue-point="3" svg:d="M44080 23499h2085v6614h2084" svg:viewBox="0 0 4170 6615">
          <text:p/>
        </draw:connector>
        <draw:connector draw:style-name="gr21" draw:text-style-name="P9" draw:layer="layout" svg:x1="9.744cm" svg:y1="30.665cm" svg:x2="58.102cm" svg:y2="20.148cm" draw:start-shape="id11" draw:start-glue-point="2" draw:end-shape="id13" draw:end-glue-point="2" svg:d="M9744 30665v551h48358v-11068" svg:viewBox="0 0 48359 11069">
          <text:p/>
        </draw:connector>
        <draw:frame draw:style-name="gr4" draw:text-style-name="P6" xml:id="id14" draw:id="id14" draw:layer="layout" svg:width="5.461cm" svg:height="1.112cm" svg:x="30.716cm" svg:y="20.941cm">
          <draw:text-box>
            <text:p text:style-name="P4"><text:span text:style-name="T2">Campus Electric</text:span></text:p>
          </draw:text-box>
        </draw:frame>
        <draw:connector draw:style-name="gr22" draw:text-style-name="P9" draw:layer="layout" svg:x1="22.682cm" svg:y1="27.241cm" svg:x2="30.716cm" svg:y2="21.497cm" draw:start-shape="id7" draw:start-glue-point="1" draw:end-shape="id14" draw:end-glue-point="3" svg:d="M22682 27241h4017v-5744h4017" svg:viewBox="0 0 8035 5745">
          <text:p/>
        </draw:connector>
        <draw:connector draw:style-name="gr22" draw:text-style-name="P9" draw:layer="layout" draw:line-skew="7.557cm" svg:x1="11.995cm" svg:y1="8.568cm" svg:x2="30.716cm" svg:y2="21.497cm" draw:start-shape="id1" draw:start-glue-point="1" draw:end-shape="id14" draw:end-glue-point="3" svg:d="M11995 8568h16905v12929h1816" svg:viewBox="0 0 18722 12930">
          <text:p/>
        </draw:connector>
        <draw:frame draw:style-name="gr3" draw:text-style-name="P5" xml:id="id15" draw:id="id15" draw:layer="layout" svg:width="7.136cm" svg:height="1.062cm" svg:x="5.467cm" svg:y="18.878cm">
          <draw:text-box>
            <text:p text:style-name="P4"><text:span text:style-name="T1">Theater Electric</text:span></text:p>
          </draw:text-box>
        </draw:frame>
        <draw:connector draw:style-name="gr22" draw:text-style-name="P9" draw:layer="layout" draw:type="curve" draw:line-skew="-6.022cm" svg:x1="12.603cm" svg:y1="19.409cm" svg:x2="30.716cm" svg:y2="21.497cm" draw:start-shape="id15" draw:end-shape="id14" draw:end-glue-point="3" svg:d="M12603 19409c4533 0-4523 2088 18113 2088" svg:viewBox="0 0 18114 2089">
          <text:p/>
        </draw:connector>
        <draw:connector draw:style-name="gr16" draw:text-style-name="P9" draw:layer="layout" draw:line-skew="-0.77cm" svg:x1="12.603cm" svg:y1="19.409cm" svg:x2="36.906cm" svg:y2="17.91cm" draw:start-shape="id15" draw:start-glue-point="1" draw:end-shape="id16" draw:end-glue-point="3" svg:d="M12603 19409h11369v-1499h12934" svg:viewBox="0 0 24304 1500">
          <text:p/>
        </draw:connector>
        <draw:connector draw:style-name="gr16" draw:text-style-name="P9" draw:layer="layout" draw:type="curve" draw:line-skew="0cm 11.524cm" svg:x1="8.978cm" svg:y1="17.227cm" svg:x2="36.906cm" svg:y2="17.91cm" draw:start-shape="id17" draw:start-glue-point="0" draw:end-shape="id16" draw:end-glue-point="3" svg:d="M8978 17227c0-826 13630-689 20362-312s6564 995 7566 995" svg:viewBox="0 0 27929 1294">
          <text:p/>
        </draw:connector>
        <draw:connector draw:style-name="gr20" draw:text-style-name="P9" draw:layer="layout" svg:x1="39.509cm" svg:y1="17.354cm" svg:x2="47.722cm" svg:y2="16.513cm" draw:start-shape="id16" draw:start-glue-point="0" draw:end-shape="id18" draw:end-glue-point="3" svg:d="M39509 17354v-841h8213" svg:viewBox="0 0 8214 842">
          <text:p/>
        </draw:connector>
        <draw:connector draw:style-name="gr21" draw:text-style-name="P9" draw:layer="layout" draw:line-skew="-3.34cm" svg:x1="11.895cm" svg:y1="12.116cm" svg:x2="55.991cm" svg:y2="19.576cm" draw:start-shape="id4" draw:start-glue-point="1" draw:end-shape="id13" draw:end-glue-point="3" svg:d="M11895 12116h18696v7460h25400" svg:viewBox="0 0 44097 7461">
          <text:p/>
        </draw:connector>
        <draw:connector draw:style-name="gr21" draw:text-style-name="P9" draw:layer="layout" svg:x1="49.225cm" svg:y1="21.516cm" svg:x2="55.991cm" svg:y2="19.576cm" draw:start-shape="id19" draw:start-glue-point="1" draw:end-shape="id13" draw:end-glue-point="3" svg:d="M49225 21516h3383v-1940h3383" svg:viewBox="0 0 6767 1941">
          <text:p/>
        </draw:connector>
        <draw:frame draw:style-name="gr4" draw:text-style-name="P6" xml:id="id19" draw:id="id19" draw:layer="layout" svg:width="5.334cm" svg:height="1.112cm" svg:x="43.891cm" svg:y="20.96cm">
          <draw:text-box>
            <text:p text:style-name="P4"><text:span text:style-name="T2">Campus Energy</text:span></text:p>
          </draw:text-box>
        </draw:frame>
        <draw:frame draw:style-name="gr4" draw:text-style-name="P6" xml:id="id20" draw:id="id20" draw:layer="layout" svg:width="4.415cm" svg:height="1.112cm" svg:x="23.474cm" svg:y="13.448cm">
          <draw:text-box>
            <text:p text:style-name="P4"><text:span text:style-name="T2">Campus Gas</text:span></text:p>
          </draw:text-box>
        </draw:frame>
        <draw:connector draw:style-name="gr23" draw:text-style-name="P9" draw:layer="layout" draw:line-skew="5.029cm" svg:x1="11.871cm" svg:y1="10.219cm" svg:x2="23.474cm" svg:y2="14.004cm" draw:start-shape="id3" draw:start-glue-point="1" draw:end-shape="id20" draw:end-glue-point="3" svg:d="M11871 10219h10818v3785h785" svg:viewBox="0 0 11604 3786">
          <text:p/>
        </draw:connector>
        <draw:connector draw:style-name="gr23" draw:text-style-name="P9" draw:layer="layout" draw:line-skew="3.414cm" svg:x1="12.546cm" svg:y1="17.758cm" svg:x2="23.474cm" svg:y2="14.004cm" draw:start-shape="id17" draw:start-glue-point="1" draw:end-shape="id20" draw:end-glue-point="3" svg:d="M12546 17758h8866v-3754h2062" svg:viewBox="0 0 10929 3755">
          <text:p/>
        </draw:connector>
        <draw:connector draw:style-name="gr23" draw:text-style-name="P9" draw:layer="layout" draw:line-skew="3.314cm" svg:x1="14.016cm" svg:y1="24.667cm" svg:x2="23.474cm" svg:y2="14.004cm" draw:start-shape="id10" draw:start-glue-point="1" draw:end-shape="id20" draw:end-glue-point="3" svg:d="M14016 24667h8031v-10663h1427" svg:viewBox="0 0 9459 10664">
          <text:p/>
        </draw:connector>
        <draw:connector draw:style-name="gr22" draw:text-style-name="P9" draw:layer="layout" draw:line-skew="8.7cm" svg:x1="10.625cm" svg:y1="4.32cm" svg:x2="30.716cm" svg:y2="21.497cm" draw:start-shape="id21" draw:start-glue-point="1" draw:end-shape="id14" draw:end-glue-point="3" svg:d="M10625 4320h18733v17177h1358" svg:viewBox="0 0 20092 17178">
          <text:p/>
        </draw:connector>
        <draw:connector draw:style-name="gr24" draw:text-style-name="P9" draw:layer="layout" draw:line-skew="7.097cm" svg:x1="27.889cm" svg:y1="14.004cm" svg:x2="43.891cm" svg:y2="21.516cm" draw:start-shape="id20" draw:start-glue-point="1" draw:end-shape="id19" draw:end-glue-point="3" svg:d="M27889 14004h15098v7512h904" svg:viewBox="0 0 16003 7513">
          <text:p/>
        </draw:connector>
        <draw:connector draw:style-name="gr19" draw:text-style-name="P9" draw:layer="layout" svg:x1="12.276cm" svg:y1="15.73cm" svg:x2="13.595cm" svg:y2="14.537cm" draw:start-shape="id22" draw:start-glue-point="1" draw:end-shape="id23" draw:end-glue-point="3" svg:d="M12276 15730h647v-1193h672" svg:viewBox="0 0 1320 1194">
          <text:p/>
        </draw:connector>
        <draw:connector draw:style-name="gr19" draw:text-style-name="P9" draw:layer="layout" svg:x1="12.733cm" svg:y1="13.757cm" svg:x2="13.595cm" svg:y2="14.537cm" draw:start-shape="id24" draw:start-glue-point="1" draw:end-shape="id23" draw:end-glue-point="3" svg:d="M12733 13757h419v780h443" svg:viewBox="0 0 863 781">
          <text:p/>
        </draw:connector>
        <draw:frame draw:style-name="gr25" draw:text-style-name="P5" draw:layer="layout" svg:width="7.009cm" svg:height="1.27cm" svg:x="5.259cm" svg:y="5.611cm">
          <draw:text-box>
            <text:p text:style-name="P4"><text:span text:style-name="T1">Library Temperature</text:span></text:p>
          </draw:text-box>
        </draw:frame>
        <draw:frame draw:style-name="gr12" draw:text-style-name="P5" draw:layer="layout" svg:width="7.009cm" svg:height="1.216cm" svg:x="5.64cm" svg:y="31.886cm">
          <draw:text-box>
            <text:p text:style-name="P4"><text:span text:style-name="T1">Campus Recycling</text:span></text:p>
          </draw:text-box>
        </draw:frame>
        <draw:frame draw:style-name="gr13" draw:text-style-name="P6" xml:id="id26" draw:id="id26" draw:layer="layout" svg:width="4.223cm" svg:height="1.823cm" svg:x="55.924cm" svg:y="6.996cm">
          <draw:text-box>
            <text:p text:style-name="P4"><text:span text:style-name="T2">Campus All - Another</text:span></text:p>
          </draw:text-box>
        </draw:frame>
        <draw:frame draw:style-name="gr4" draw:text-style-name="P6" xml:id="id25" draw:id="id25" draw:layer="layout" svg:width="5.207cm" svg:height="1.112cm" svg:x="17.983cm" svg:y="1.225cm">
          <draw:text-box>
            <text:p text:style-name="P4"><text:span text:style-name="T2"><text:s/></text:span><text:span text:style-name="T2">Library Electric</text:span></text:p>
          </draw:text-box>
        </draw:frame>
        <draw:connector draw:style-name="gr26" draw:text-style-name="P9" draw:layer="layout" draw:type="curve" svg:x1="10.6cm" svg:y1="4.044cm" svg:x2="17.983cm" svg:y2="1.781cm" draw:start-shape="id21" draw:start-glue-point="4" draw:end-shape="id25" draw:end-glue-point="3" svg:d="M10600 4044c5538 0 1847-2263 7383-2263" svg:viewBox="0 0 7384 2264">
          <text:p/>
        </draw:connector>
        <draw:connector draw:style-name="gr24" draw:text-style-name="P9" draw:layer="layout" svg:x1="36.177cm" svg:y1="21.497cm" svg:x2="43.891cm" svg:y2="21.516cm" draw:start-shape="id14" draw:start-glue-point="1" draw:end-shape="id19" draw:end-glue-point="3" svg:d="M36177 21497h3857v19h3857" svg:viewBox="0 0 7715 20">
          <text:p/>
        </draw:connector>
        <draw:connector draw:style-name="gr27" draw:text-style-name="P9" draw:layer="layout" draw:line-skew="0cm 20.443cm" svg:x1="8.136cm" svg:y1="3.789cm" svg:x2="55.924cm" svg:y2="7.907cm" draw:start-shape="id21" draw:start-glue-point="0" draw:end-shape="id26" draw:end-glue-point="3" svg:d="M8136 3789v-551h45569v4669h2219" svg:viewBox="0 0 47789 4670">
          <text:p/>
        </draw:connector>
        <draw:connector draw:style-name="gr27" draw:text-style-name="P9" draw:layer="layout" draw:line-skew="-21.009cm" svg:x1="11.995cm" svg:y1="8.568cm" svg:x2="55.924cm" svg:y2="7.907cm" draw:start-shape="id1" draw:start-glue-point="1" draw:end-shape="id26" draw:end-glue-point="3" svg:d="M11995 8568h943v-661h42986" svg:viewBox="0 0 43930 662">
          <text:p/>
        </draw:connector>
        <draw:connector draw:style-name="gr27" draw:text-style-name="P9" draw:layer="layout" svg:x1="52.067cm" svg:y1="10.991cm" svg:x2="55.924cm" svg:y2="7.907cm" draw:start-shape="id5" draw:start-glue-point="1" draw:end-shape="id26" draw:end-glue-point="3" svg:d="M52067 10991h1929v-3084h1928" svg:viewBox="0 0 3858 3085">
          <text:p/>
        </draw:connector>
        <draw:connector draw:style-name="gr27" draw:text-style-name="P9" draw:layer="layout" svg:x1="53.075cm" svg:y1="30.113cm" svg:x2="55.924cm" svg:y2="7.907cm" draw:start-shape="id12" draw:start-glue-point="1" draw:end-shape="id26" draw:end-glue-point="3" svg:d="M53075 30113h1425v-22206h1424" svg:viewBox="0 0 2850 22207">
          <text:p/>
        </draw:connector>
        <draw:connector draw:style-name="gr27" draw:text-style-name="P9" draw:layer="layout" svg:x1="52.04cm" svg:y1="16.513cm" svg:x2="55.924cm" svg:y2="7.907cm" draw:start-shape="id18" draw:start-glue-point="1" draw:end-shape="id26" draw:end-glue-point="3" svg:d="M52040 16513h1942v-8606h1942" svg:viewBox="0 0 3885 86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1-02-19T13:08:27.730930242</meta:creation-date>
    <dc:date>2023-06-29T16:51:28.564000000</dc:date>
    <dc:creator>Steven Huss-Lederman</dc:creator>
    <meta:editing-duration>PT1H55M10S</meta:editing-duration>
    <meta:editing-cycles>25</meta:editing-cycles>
    <meta:generator>LibreOffice/7.4.6.2$Windows_X86_64 LibreOffice_project/5b1f5509c2decdade7fda905e3e1429a67acd63d</meta:generator>
    <meta:document-statistic meta:object-count="69"/>
  </office:meta>
</office:document-meta>
</file>